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master-page-name="HTML">
      <style:paragraph-properties style:page-number="auto"/>
    </style:style>
    <style:style style:name="T1" style:family="text">
      <style:text-properties fo:font-weight="bold"/>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ek: 2023-04</text:span><text:line-break/><text:span text:style-name="T1">Editie: 2222-03: PAROCHIEBLAD GAVERE - NAZARETH</text:span><text:line-break/><text:span text:style-name="T1">------------------------------------------------------------------------------------------------</text:span><text:line-break/><text:line-break/><text:line-break/><text:line-break/>------------------------------------------------------------------------------------------------<text:line-break/><text:span text:style-name="T1">OPGELET: NIEUW COLOFON</text:span><text:line-break/>------------------------------------------------------------------------------------------------<text:line-break/><text:line-break/><text:line-break/><text:line-break/><text:span text:style-name="T1">PLAATSELIJKE REDACTIE</text:span><text:line-break/><text:line-break/>Guy Claus, pastoor<text:line-break/>guy.claus2@telenet.be<text:line-break/><text:line-break/><text:line-break/><text:span text:style-name="T1">ABONNEMENTEN</text:span><text:line-break/><text:line-break/><text:span text:style-name="T1">Eke: Kathy Wellems</text:span><text:line-break/>Zandstraat 37<text:line-break/>9810 Eke<text:line-break/>tel. 09 385 83 23<text:line-break/>kathy.wellems@gmail.com<text:line-break/><text:line-break/><text:span text:style-name="T1">Groot-Gavere: Chris Jungbluth</text:span><text:line-break/>Veldstraat 26<text:line-break/>9890 Asper<text:line-break/>tel. 09 384 43 06 – 0474 95 99 07<text:line-break/>cjungbluth@hotmail.com<text:line-break/><text:line-break/><text:span text:style-name="T1">Nazareth: Paul &amp; Greta De Wilde-Peil</text:span><text:line-break/>Leegzakstraat 33 C<text:line-break/>9810 Nazareth<text:line-break/>09 385 85 31<text:line-break/>dewildepeil@skynet.be<text:line-break/><text:line-break/><text:line-break/><text:span text:style-name="T1">NUTTIGE ADRESSEN</text:span><text:line-break/><text:line-break/><text:span text:style-name="T1">PAROCHIEPRIESTER</text:span><text:line-break/><text:span text:style-name="T1">Guy Claus</text:span><text:line-break/>Steenweg 175A bus 6<text:line-break/>9810 Eke<text:line-break/>tel. 09 385 42 40<text:line-break/>guy.claus2@telenet.be<text:line-break/><text:line-break/><text:span text:style-name="T1">Eddy Le Beer</text:span><text:line-break/>Kloosterstraat 1<text:line-break/>9890 Gavere<text:line-break/>tel.: 09 384 17 23<text:line-break/>st.amandus.gavere@skynet.be<text:line-break/><text:line-break/><text:span text:style-name="T1">AANVRAGEN MISINTENTIES</text:span><text:line-break/><text:line-break/>Voor of na de mis bij pastoor Guy Claus in zowel Nazareth , Eke als Gavere<text:line-break/>Telefonisch op 09 385 42 40<text:line-break/>Per mail op: guy.claus2@telenet.be<text:line-break/>Bij de parochiemedewerkers (zie plaatselijk nieuws)<text:line-break/><text:line-break/><text:span text:style-name="T1">WEBSITE</text:span><text:line-break/><text:line-break/>www.parochie-in-gavere-nazareth.be<text:line-break/><text:line-break/><text:span text:style-name="T1">DEKENAAT DEINZE</text:span><text:line-break/><text:line-break/>Deken Rudy Van Acker<text:line-break/>Kaaistraat 3<text:line-break/>9800 Deinze<text:line-break/>09 386 15 00 – 0479 67 69 29<text:line-break/>rudy.van.acker@kerknet.be<text:line-break/>Dekenale parochieassistente<text:line-break/>Katrien Demarey 0473 21 55 18<text:line-break/><text:line-break/><text:line-break/><text:line-break/><text:line-break/>------------------------------------------------------------------------------------------------<text:line-break/>RUBRIEKTITEL<text:line-break/>------------------------------------------------------------------------------------------------<text:line-break/><text:span text:style-name="T1">LITURGISCHE VIERINGEN</text:span><text:line-break/><text:line-break/><text:line-break/><text:line-break/><text:span text:style-name="T1">LITURGISCHE VIERINGEN</text:span><text:line-break/><text:line-break/><text:line-break/><text:span text:style-name="T1">Zaterdag 28 januari 2023</text:span><text:line-break/><text:span text:style-name="T1">H. Thomas van Aquino,</text:span> priester en kerkleraar<text:line-break/>H. Maagd Maria<text:line-break/><text:span text:style-name="T2">18.00 u. Eke</text:span>: Jgt. Raymond De Coster en echtg. Martha Meirlaen<text:line-break/>Lector: Trees Adins<text:line-break/><text:line-break/><text:span text:style-name="T1">Zondag 29 januari 2023</text:span><text:line-break/><text:span text:style-name="T1">H. Poppo,</text:span> abt<text:line-break/>3e ZONDAG DOOR HET JAAR<text:line-break/><text:span text:style-name="T2">09.00 u. Gavere</text:span>: T.e.v. Onze-Lieve-Vrouw Altijddurende bijstand voor een genezing (A.E.)<text:line-break/>Lector: Rita Coryn<text:line-break/><text:span text:style-name="T2">10.30 u. Nazareth</text:span>: Jgt. Robert Piens en echtg. Marie-José De Bruycker en kleinzoon Domien<text:line-break/>Dank om bekomenen genezing<text:line-break/>Voor alle slachtoffers van vluchtmisdrijf en hun families<text:line-break/>Lector: Martin Dhaenens<text:line-break/><text:line-break/><text:span text:style-name="T1">Maandag 30 januari 2023</text:span><text:line-break/><text:span text:style-name="T2">08.00 u. Eke</text:span>: Eucharistie<text:line-break/><text:line-break/><text:span text:style-name="T1">Dinsdag 31 januari 2023</text:span><text:line-break/><text:span text:style-name="T2">08.00 u. Eke</text:span>: Eucharistie<text:line-break/><text:line-break/><text:span text:style-name="T1">Woensdag 1 februari 2023</text:span><text:line-break/><text:span text:style-name="T2">08.30 u. Nazareth</text:span>: Eucharistie<text:line-break/><text:line-break/><text:span text:style-name="T1">Donderdag 2 februari 2023</text:span><text:line-break/>OPDRACHT VAN DE HEER (MARIA-LICHTMIS)<text:line-break/><text:span text:style-name="T2">08.00 u. Eke</text:span>: Eucharistie<text:line-break/><text:line-break/><text:span text:style-name="T1">Vrijdag 3 februari 2023</text:span><text:line-break/>(<text:span text:style-name="T1">H. Blasius,</text:span> bisschop en martelaar)<text:line-break/><text:span text:style-name="T1">H. Ansgarius,</text:span> bisschop<text:line-break/><text:span text:style-name="T1">HH. Berlindis en gezellinnen,</text:span> maagden<text:line-break/><text:span text:style-name="T2">08.00 u. Eke</text:span>: Eucharistie<text:line-break/><text:line-break/><text:span text:style-name="T1">Zaterdag 4 februari 2023</text:span><text:line-break/>H. Maagd Maria<text:line-break/><text:span text:style-name="T2">18.00 u. Eke</text:span>: Eucharistie<text:line-break/>Lector: Philippe Lammens<text:line-break/><text:span text:style-name="T2">18.00 u. Asper</text:span>: Naamopgave eerste communicanten<text:line-break/><text:line-break/><text:span text:style-name="T1">Zondag 5 februari 2023</text:span><text:line-break/><text:span text:style-name="T1">H. Agatha,</text:span> maagd en martelares<text:line-break/>4e ZONDAG DOOR HET JAAR<text:line-break/>OMHALING DIOCESAAN NOODFONDS BISDOM GENT<text:line-break/><text:span text:style-name="T2">09.00 u. Gavere</text:span>: Naamopgave eerste communicanten<text:line-break/>Eeuwigdurend voor Maria De Muycnk (1)<text:line-break/>Lector: Luc De Coninck<text:line-break/><text:span text:style-name="T2">10.30 u. Nazareth</text:span>: Eucharistie<text:line-break/><text:line-break/><text:line-break/><text:line-break/>------------------------------------------------------------------------------------------------<text:line-break/>EINDE RUBRIEK<text:line-break/>------------------------------------------------------------------------------------------------<text:line-break/><text:line-break/><text:line-break/><text:line-break/>------------------------------------------------------------------------------------------------<text:line-break/>RUBRIEKTITEL<text:line-break/>------------------------------------------------------------------------------------------------<text:line-break/><text:span text:style-name="T1">LITURGISCHE TEKSTEN</text:span><text:line-break/><text:line-break/><text:line-break/><text:line-break/><text:span text:style-name="T1">BEZINNING BIJ HET EVANGELIE VAN 29 JANUARI</text:span><text:line-break/><text:line-break/><text:line-break/>"De Zaligsprekingen - Mt 5,1-12a"<text:line-break/><text:line-break/><text:span text:style-name="T2">De Weg</text:span><text:line-break/><text:span text:style-name="T2">De weg die wij tonen zal ons thuisbrengen.</text:span><text:line-break/><text:span text:style-name="T2">De hoop die wij geven, zal ons vertrouwen vergroten.</text:span><text:line-break/><text:span text:style-name="T2">De dank die wij betuigen, zal onze vreugde zijn.</text:span><text:line-break/><text:span text:style-name="T2">De pijn die wij verzachten, zal ons genezing brengen.</text:span><text:line-break/><text:span text:style-name="T2">De hand die wij reiken, zal ons rechthouden.</text:span><text:line-break/><text:span text:style-name="T2">De bloem die wij aanbieden, zal ons leven kleur geven.</text:span><text:line-break/><text:span text:style-name="T2">De vriendschap die wij geven, zal vriendschap ontmoeten.</text:span><text:line-break/><text:span text:style-name="T2">Het voedsel dat wij delen, zal ons in leven houden.</text:span><text:line-break/><text:span text:style-name="T2">De schuld die wij vergeven, zal ons hart bevrijden.</text:span><text:line-break/><text:span text:style-name="T2">De waardering die wij uitspreken, zal ons leven verblijden.</text:span><text:line-break/><text:span text:style-name="T2">De mildheid waarmee wij oordelen, zal ons leven verzachten.</text:span><text:line-break/><text:span text:style-name="T2">De tevredenheid die wij laten blijken, zal onze levenshouding veranderen</text:span><text:line-break/><text:line-break/>Frans Weerts<text:line-break/><text:line-break/><text:line-break/><text:line-break/><text:span text:style-name="T1">FEEST VAN MARIA LICHTMIS - OPDRACHT VAN DE HEER</text:span><text:line-break/><text:line-break/>------------------------------------------------------------------------------------------------<text:line-break/>F2222a04.jpg Maria Lichtmis © Kerknet<text:line-break/>------------------------------------------------------------------------------------------------<text:line-break/><text:line-break/>Ieder jaar op <text:span text:style-name="T1">02 februari 2023</text:span>, veertig dagen na Kerstmis vieren de christenen Maria Lichtmis. Bij de 'Presentatie van Christus in de Tempel' wordt herdacht dat Maria, de moeder van Jezus, naar de tempel ging voor het verplichte offer na de geboorte van haar zoon. In het oude Israël was het gebruikelijk dat moeders zich in de tempel zuiverden, veertig dagen na de geboorte van hun kind. Ze offerden bij deze gelegenheid een lam en twee duiven.<text:line-break/><text:line-break/><text:span text:style-name="T1">Wat vertelt de bijbel over de opdracht van Jezus</text:span><text:line-break/><text:line-break/>We vinden het verhaal van de opdracht van Jezus bij evangelist Lucas. Die vertelt dat Maria en Jozef naar Jeruzalem kwamen om het kind daar aan God op te dragen. In de stad woonde een zekere Simeon, die van de Heilige Geest de belofte gekregen had dat hij niet zou sterven vooraleer hij de Messias had gezien. Hij staat Maria en Jozef al op te wachten in de tempel en herkent die belofte in het kind. Daarop looft hij God met beroemd geworden woorden:<text:line-break/><text:line-break/><text:span text:style-name="T2">Nu laat u, Heer, uw dienaar in vrede heengaan, zoals u hebt beloofd. Want met eigen ogen heb ik de redding gezien die u bewerkt hebt ten overstaan van alle volken: een licht dat geopenbaard wordt aan de heidenen en dat tot eer strekt van Israël, uw volk. (Lc 2,29-32)</text:span><text:line-break/><text:line-break/>Hij zegent Maria ook en zegt: Deze jongen zal velen in Israël ten val brengen of laten opstaan. Hij zal een omstreden teken zijn. Ook door uw ziel zal een zwaard gaan - en zo zal onthuld worden wat er in veler harten omgaat.<text:line-break/><text:line-break/>In de tempel was er ook een oude vrouw en profetes, met de naam Hanna. Ook zij herkent in Jezus het Licht van de wereld.<text:line-break/><text:line-break/><text:span text:style-name="T1">Gebruiken op Maria Lichtmis</text:span><text:line-break/><text:line-break/>- Op Maria Lichtmis worden traditioneel kaarsen gewijd en waar het nog kan wordt een kaarsenprocessie gehouden vóór de mis; vandaar de naam lichtmis.<text:line-break/>Donderdag <text:span text:style-name="T1">2 februari 2023</text:span> - 08.00 u. in de kerk van Eke <text:span text:style-name="T1">wijding Lichtmiskaarsen</text:span>.<text:line-break/>Allen daartoe uitgenodigd.<text:line-break/><text:line-break/>- Op die dag of rond deze datum worden in sommige parochies alle gezinnen en families uitgenodigd voor een viering met kinderzegen. Na de viering ontvangen zij het gewijde doopaandenken en een scapulier toegewijd aan Onze-Lieve-Vrouw als herinnering van de opname van het kind in de geloofsgemeenschap.<text:line-break/><text:line-break/>- Volksgezegde: "Er is geen vrouwke zo arm of ze maakt haar panneke warm". Op die dag worden traditioneel ook pannenkoeken gegeten. Dit stamt uit de Keltische tijd waar in het begin van februari de zon werd gevierd. De vorm en de kleur van een pannenkoek wordt gezien als een verwijzing naar de zon en dus naar het licht (en dat licht is Christus).<text:line-break/><text:line-break/><text:line-break/><text:line-break/>------------------------------------------------------------------------------------------------<text:line-break/>EINDE RUBRIEK<text:line-break/>------------------------------------------------------------------------------------------------<text:line-break/><text:line-break/><text:line-break/><text:line-break/>------------------------------------------------------------------------------------------------<text:line-break/>RUBRIEKTITEL<text:line-break/>------------------------------------------------------------------------------------------------<text:line-break/><text:span text:style-name="T1">PAROCHIAAL NIEUWS</text:span><text:line-break/><text:line-break/><text:line-break/><text:line-break/><text:span text:style-name="T1">GELOVIG NAMEN WE AFSCHEID</text:span><text:line-break/><text:line-break/>------------------------------------------------------------------------------------------------<text:line-break/>F2222b04.jpg We zullen hen nooit vergeten © Parochie Dendermonde<text:line-break/>------------------------------------------------------------------------------------------------<text:line-break/><text:line-break/><text:span text:style-name="T2">Mariette Simoens</text:span>, 86 jaar, echtgenote van Robert Vindevogel - Steenland 4 Semmerzake<text:line-break/><text:span text:style-name="T2">Georges Moerman</text:span>, 89 jaar, echtgenoot van Laura Hauttekeete<text:line-break/><text:span text:style-name="T2">Hervé Dossche</text:span>, 80 jaar, echtgenoot van Antoinette Braeckevelt, Sterrenbosstraat 11<text:line-break/><text:span text:style-name="T2">Maria Bogaert</text:span>, 84 j., weduwe Alfred-Willy De Maerteleire, Hoefslagstraat 6<text:line-break/><text:line-break/><text:line-break/><text:line-break/><text:span text:style-name="T1">RECEPTIE AMICORUM KOOR</text:span><text:line-break/><text:line-break/>------------------------------------------------------------------------------------------------<text:line-break/>F2222c04.jpg © Guy Claus<text:line-break/>------------------------------------------------------------------------------------------------<text:line-break/>------------------------------------------------------------------------------------------------<text:line-break/>F2222d04.jpg © Guy Claus<text:line-break/>------------------------------------------------------------------------------------------------<text:line-break/>------------------------------------------------------------------------------------------------<text:line-break/>F2222e04.jpg © Guy Claus<text:line-break/>------------------------------------------------------------------------------------------------<text:line-break/>------------------------------------------------------------------------------------------------<text:line-break/>F2222f04.jpg © Guy Claus<text:line-break/>------------------------------------------------------------------------------------------------<text:line-break/><text:line-break/><text:line-break/><text:line-break/><text:span text:style-name="T1">EINDE VAN DE KERSTTIJD IN EKE</text:span><text:line-break/><text:line-break/>------------------------------------------------------------------------------------------------<text:line-break/>F2222g04.jpg Volk in de kerk © Guy Claus<text:line-break/>------------------------------------------------------------------------------------------------<text:line-break/>------------------------------------------------------------------------------------------------<text:line-break/>F2222h04.jpg Volk aan de kerk © Guy Claus<text:line-break/>------------------------------------------------------------------------------------------------<text:line-break/><text:line-break/>Dinsdagavond <text:span text:style-name="T1">17 januari 2023</text:span> werd de kerstversiering in de kerk van Eke verwijderd.<text:line-break/>Gezien de uitgebreide opstelling van het kersttafereel is dit in alle opzichten een niet te onderschatten werk.<text:line-break/>Gelukkig hebben er zich kabouters gemeld...<text:line-break/><text:line-break/>Met dank aan Christiaan, Karl, Louis en Roland, met de hulp van hun stevige handen was alles na ruim een uur geborgen én netjes opgekuist.<text:line-break/><text:line-break/>De kerk weer in rust en soberheid.<text:line-break/><text:line-break/><text:line-break/><text:line-break/><text:span text:style-name="T1">NIEUWJAARSRECEPTIE NAZARETH</text:span><text:line-break/><text:line-break/>------------------------------------------------------------------------------------------------<text:line-break/>F2222i04.jpg © Guy Claus<text:line-break/>------------------------------------------------------------------------------------------------<text:line-break/>------------------------------------------------------------------------------------------------<text:line-break/>F2222j04.jpg © Guy Claus<text:line-break/>------------------------------------------------------------------------------------------------<text:line-break/><text:line-break/><text:line-break/><text:line-break/><text:span text:style-name="T1">NAAMOPGAVE EERSTE COMMUNIECANTJES</text:span><text:line-break/><text:line-break/><text:line-break/>Het weekend van 4 en <text:span text:style-name="T1">5 februari 2023</text:span> rond het feest van Maria Lichtmis vieren we in de kerken van Asper en Gavere de naamopgave van onze eerste communiecantjes. Ook zij wensen, net zoals de vormelingen, hun naam te kennen te geven. We zien er naar uit!<text:line-break/><text:line-break/><text:line-break/><text:line-break/><text:span text:style-name="T1">OVERHANDIGEN DOOPAANDENKEN</text:span><text:line-break/><text:line-break/><text:line-break/>In het voorbije pastoraal werkjaar werden nog 8 kindjes in de kerk van Gavere gedoopt. In de zondagviering van <text:span text:style-name="T1">5 februari 2023</text:span> zijn die doopouders ook uitgenodigd om na de viering het doopaandenken mee te nemen om het thuis een mooi plaatsje te geven. Dit eenvoudige aandenken is een symbolische verwijzing naar de opname van hun kindje in de christelijke geloofsgemeenschap.<text:line-break/><text:line-break/><text:line-break/><text:line-break/><text:span text:style-name="T1">SAMEN EUCHARISTIE VIEREN = KRACHT VAN VERBONDENHEID</text:span><text:line-break/><text:line-break/>------------------------------------------------------------------------------------------------<text:line-break/>F2222k04.jpg Samen eucharistie vieren © Kerknet<text:line-break/>------------------------------------------------------------------------------------------------<text:line-break/><text:line-break/>In het evangelie van Matteüs lezen we in hoofdstuk 18 vers 20 "Waar twee of drie verenigd zijn in Mijn naam, daar ben ik in hun midden".<text:line-break/><text:line-break/>De tijd van overvolle kerken is voorbij, zeker op weekdagen. Wij zijn een "kleine kudde" geworden. Maar als christenen geloven we dat daar waar mensen samenkomen in gebed en in de eucharistie zij de kracht van verbondenheid ervaren gebeiteld in de Geest van Jezus Christus.<text:line-break/><text:line-break/>Niet alleen op zon- en feestdagen kunnen wij ons laten voeden door het Woord van de Schrift maar ook op weekdagen wordt u die mogelijkheid geboden.<text:line-break/><text:line-break/>In de weekkapel van de kerk in Eke is er ochtendeucharistie op maandag, dinsdag, donderdag en vrijdag telkens om 08.00 u. Op woensdag om 08.30 u. in de kerk van Nazareth. Iedereen is welkom!<text:line-break/>Laten we elkaar ontmoeten in geloofsverbondenheid met de Heer.<text:line-break/><text:line-break/><text:line-break/><text:line-break/><text:span text:style-name="T1">DAMIAANACTIE - WEEKEND VAN 27-28-29 JANUARI</text:span><text:line-break/><text:line-break/>------------------------------------------------------------------------------------------------<text:line-break/>F2222l04.jpg Damiaanactie © Damiaanactie<text:line-break/>------------------------------------------------------------------------------------------------<text:line-break/><text:line-break/>Damiaanactie is een Belgische medische non-profitorganisatie die zich inzet voor mensen met lepra, tuberculose en andere ziektes die vooral de kwetsbaarste bevolkingsgroepen treffen. Het is een harde realiteit; elk jaar krijgen zo'n 200 000 mensen lepra.<text:line-break/><text:line-break/>Om de Belgische bevolking te informeren en sensibiliseren, organiseert Damiaanactie het laatste weekend van januari traditioneel een campagne met stiftenverkoop. Misschien word je dan door een enthousiaste vrijwilliger aangesproken om de stiftenactie te steunen (1 pakje met 4 kleuren kost 8,5 EUR ). Voor een kleine prijs kunnen we mensen met lepra en tuberculose helpen genezen en extra steun bieden aan de meest kwetsbare mensen. Je kan ook altijd een gift doen op het nummer <text:span text:style-name="T1">BE05 0000 0000 7575</text:span> met als mededeling "Ik doe mee".<text:line-break/><text:line-break/>Laten we er samen voor gaan en mensen als Brendy een nieuw leven geven. Ongelooflijk bedankt.<text:line-break/>Het Damiaanactie-team.<text:line-break/><text:line-break/><text:line-break/><text:line-break/><text:span text:style-name="T1">OMHALING NOODFONDS BISDOM GENT</text:span><text:line-break/><text:line-break/><text:line-break/>Het weekend van <text:span text:style-name="T1">04 en 5 februari 2023</text:span> is er de jaarlijkse omhaling voor het Noodfonds Bisdom Gent.<text:line-break/>Het Diocesaan Noodfonds vraagt uw bijzonder onze financiële steun. Het Noodfonds is bedoeld om acute hulp te kunnen geven in crisissituaties en bij rampen. Soms wordt het fonds ook ingezet voor hulp aan mensen die crisissituaties zijn ontvlucht en in ons land verblijven.<text:line-break/>Het Diocesane Noodfonds is een van de directe uitingen van de solidariteit van de gelovigen van het bisdom Gent.<text:line-break/>Daarom graag uw meer dan welkome steun!<text:line-break/>Wil het noodfonds steunen door een overschrijving te doen, dan kan dit op rekeningnummer <text:span text:style-name="T1">BE30 3900 9637 4811</text:span> van Bisdom Gent, Bisdomplein 1, 9000 Gent met vermelding 'Noodfonds'.<text:line-break/><text:line-break/><text:line-break/><text:line-break/><text:span text:style-name="T1">PAROCHIEMEDEWERKERS GROOT-GAVERE</text:span><text:line-break/><text:line-break/><text:line-break/>Voor misintenties of andere vragen kan u terecht bij de parochiepriesters of bij:<text:line-break/><text:line-break/>Chris Jungbluth, Veldstraat 26 Asper - 09 384 43 06<text:line-break/>Christiane Devenyns, St. Janslaan 80 Asper - 09 384 33 13<text:line-break/>Christine Piens, Weverij 7 bus 1003 Gavere - 09 384 34 61<text:line-break/>Leen Lannoo, Grotenbroekstraat 142 Semmerzake - 09 384 42 63<text:line-break/>Liesbeth Verholen, Evenakkerstraat 6 Vurste - 09 384 00 19<text:line-break/>Rita Coryn, Fonteinstraat 7 Semmerzake - 09 384 67 68<text:line-break/><text:line-break/><text:line-break/><text:line-break/>------------------------------------------------------------------------------------------------<text:line-break/>EINDE RUBRIEK<text:line-break/>------------------------------------------------------------------------------------------------<text:line-break/><text:line-break/><text:line-break/><text:line-break/>------------------------------------------------------------------------------------------------<text:line-break/>RUBRIEKTITEL<text:line-break/>------------------------------------------------------------------------------------------------<text:line-break/><text:span text:style-name="T1">VERENIGINGEN EN SCHOLEN</text:span><text:line-break/><text:line-break/><text:line-break/><text:line-break/><text:span text:style-name="T1">OKRA TREFPUNT EKE</text:span><text:line-break/><text:line-break/><text:line-break/>Donderdag <text:span text:style-name="T1">26 januari 2023</text:span> om 14.00 u. lijndans en Rummikub in CC De Brouwerij.<text:line-break/>Woensdag <text:span text:style-name="T1">1 februari 2023</text:span> om 14.00 u. kaarten in CC De Brouwerij.<text:line-break/>Donderdag <text:span text:style-name="T1">2 februari 2022</text:span> om 09.00 u. lijndans in CC De Brouwerij.<text:line-break/>Donderdag <text:span text:style-name="T1">2 februari 2023</text:span> Wandelen. Vertrek met carpooling om 13.45 u. aan de kerk.<text:line-break/>Maandag <text:span text:style-name="T1">6 februari 2023</text:span> om 13.30 u. crea-atelier in CC De Brouwerij.<text:line-break/>Dinsdag <text:span text:style-name="T1">7 februari 2023</text:span> om 14.00 u. petanque in de Sporthal in Nazareth.<text:line-break/>Donderdag <text:span text:style-name="T1">9 februari 2023</text:span> om 14.00 u. lijndans en Rummikub in CC De Brouwerij.<text:line-break/>Vrijdag <text:span text:style-name="T1">10 februari 2023</text:span> vanaf 13.30 u. deuren open voor voordracht: "Wat als onze nieren onvoldoende werken?" in CC De Brouwerij door Viviane De Preester.<text:line-break/>Zondag <text:span text:style-name="T1">12 februari 2023</text:span> om 15.00 u. OKRA-Jubileumconcert in de concertzaal van de Bijloke.<text:line-break/><text:line-break/><text:line-break/><text:line-break/><text:span text:style-name="T1">OKRA TREFPUNT NAZARETH</text:span><text:line-break/><text:line-break/><text:line-break/>Activiteitenkalender voor januari 2023<text:line-break/><text:line-break/>Maandag <text:span text:style-name="T1">30 januari 2023</text:span> Bestuursvergadering om 09.30 u. in zaal C cc De Zwaan<text:line-break/>Dinsdag <text:span text:style-name="T1">31 januari 2023</text:span> Petanque om 14.00 u. aan de Sporthal<text:line-break/><text:line-break/>Activiteitenkalender voor februari 2023<text:line-break/><text:line-break/>Donderdag <text:span text:style-name="T1">2 februari 2023</text:span>: Lijndansen om 14.00 u. in zaal A cc De Zwaan<text:line-break/>Maandag <text:span text:style-name="T1">6 februari 2023</text:span>: Wandelen om 13.30 u. aan cc Het Centrum<text:line-break/>Dinsdag <text:span text:style-name="T1">7 februari 2023</text:span>: Kaarten om 14.00 u. in zaal A cc De Zwaan; Rummikub om 14.00 u. in zaal A cc De Zwaan<text:line-break/>Zondag <text:span text:style-name="T1">12 februari 2023</text:span>: Jubileumconcert om 14.00 u. in Muziekcentrum De Bijloke, Gent<text:line-break/>Dinsdag <text:span text:style-name="T1">14 februari 2023</text:span>: Petanque om 14.00 u. aan de Sporthal<text:line-break/>Donderdag <text:span text:style-name="T1">16 februari 2023</text:span>: Lijndansen om 14.00 u. in zaal A cc De Zwaan<text:line-break/>Dinsdag <text:span text:style-name="T1">21 februari 2023</text:span>: Kaarten om 14.00 u. in in cc De Brouwerij; Rummikub om 14.00 u. in cc De Brouwerij; Crea om 14.00 u. in cc De Brouwerij<text:line-break/>Maandag <text:span text:style-name="T1">27 februari 2023</text:span>: Bestuursvergadering om 09.30 u. in zaal C cc De Zwaan<text:line-break/>Dinsdag <text:span text:style-name="T1">28 februari 2023</text:span>: Petanque om 14.00 u. aan de Sporthal<text:line-break/><text:line-break/>!!! Voor meer info: tel. 09 385 53 71<text:line-break/><text:line-break/><text:line-break/><text:line-break/><text:span text:style-name="T1">FERM NAZARETH: KAASBUFFET</text:span><text:line-break/><text:line-break/>------------------------------------------------------------------------------------------------<text:line-break/>F2222m04.jpg © Ferm Nazareth<text:line-break/>------------------------------------------------------------------------------------------------<text:line-break/><text:line-break/><text:line-break/><text:line-break/><text:span text:style-name="T1">LANDELIJKE GILDE NAZARETH: VERKEERSKWIS</text:span><text:line-break/><text:line-break/>------------------------------------------------------------------------------------------------<text:line-break/>F2222n04.jpg © Guy Claus<text:line-break/>------------------------------------------------------------------------------------------------<text:line-break/><text:line-break/><text:line-break/><text:line-break/><text:span text:style-name="T1">FERM ASPER</text:span><text:line-break/><text:line-break/><text:line-break/>- Beter Bewegen: Doorlopend elke dinsdag t.e.m. <text:span text:style-name="T1">25 april 2023</text:span> van 20.00 u. tot 21.00 u. in Sporthal Overbeke (Veldstraat Asper)<text:line-break/><text:line-break/>- Appelbabbel op zaterdag <text:span text:style-name="T1">4 februari 2023</text:span> om 14.30 u. in het OC St-Martinus . Spelletjesnamiddag &amp; bingo vergezeld van koffie en appelgebak. Ook niet-leden zijn van harte welkom.<text:line-break/><text:line-break/>- Bloemschikles: Valentijn op woensdag <text:span text:style-name="T1">8 februari 2023</text:span> om 14.30 u. of 19.30 u.; Info en inschrijving bij Christiane Devenyns op 0474 66 74 76 of christianedevenyns@hotmail.com<text:line-break/><text:line-break/>- Android-smartphone/tablet voor dummies. Een 5-delige reeks waarin je leert werken met jouw Adroid smartphone of tablet.<text:line-break/><text:line-break/>Info en inschrijving bij Christiane Loontjens.<text:line-break/><text:line-break/><text:line-break/><text:line-break/><text:span text:style-name="T1">FEMMA ASPER</text:span><text:line-break/><text:line-break/><text:line-break/>Maandelijkse BINGO-namiddag om 14.00 u. in het O.C. St.-Martinus (Hulstraat Asper)<text:line-break/><text:span text:style-name="T1">26 januari</text:span> - <text:span text:style-name="T1">23 februari</text:span> - <text:span text:style-name="T1">30 maart</text:span> - <text:span text:style-name="T1">27 april</text:span><text:line-break/>Inschrijven: Lydie Vanderstichelen 09 384 14 23<text:line-break/><text:line-break/>- Gezellig haken &amp; Breien op woensdagen <text:span text:style-name="T1">25 januari</text:span> - <text:span text:style-name="T1">22 februari</text:span> - <text:span text:style-name="T1">29 maart</text:span> - <text:span text:style-name="T1">26 april</text:span> - <text:span text:style-name="T1">24 mei 2023</text:span> om 19.00 u. in het OC St. Martinus te Asper. Info: Steffi Beyaert op 0472 38 67 77 of steffi.beyaert@hotmail.com<text:line-break/><text:line-break/>- YOGA - lessenreeks: dinsdagen om 19.00 u. in het OC St. Martinus te Asper.<text:line-break/><text:line-break/>Info: Rita Petereyns op 0479 67 51 75 of ritapetereyns@gmail.com<text:line-break/><text:line-break/><text:line-break/><text:line-break/><text:span text:style-name="T1">SAMANA ASPER</text:span><text:line-break/><text:line-break/><text:line-break/>Spelnamiddagen om 14.00 u. in het OC St.Martinus te Asper op donderdag <text:span text:style-name="T1">16 februari</text:span> - <text:span text:style-name="T1">23 maart 2023</text:span><text:line-break/>Info: Lydie Vanderstichelen op 09 384 14 23<text:line-break/><text:line-break/><text:line-break/><text:line-break/><text:span text:style-name="T1">LOKAAL DIENSTENCENTRUM 'DEN OEVER'</text:span><text:line-break/><text:line-break/><text:line-break/>Wo <text:span text:style-name="T1">25 januari 2023</text:span> Bingo om 14.00 u.<text:line-break/>Do <text:span text:style-name="T1">26 januari 2023</text:span> Sacraal dansen van 10.00 u. tot 11.00 u.; Spaans op reis 2A om 13.00 u.<text:line-break/>Ma <text:span text:style-name="T1">30 januari 2023</text:span> Kaarting i.s.m. OKRA om 14.00 u.<text:line-break/>Di <text:span text:style-name="T1">31 januari 2023</text:span> Yoga van 10.00 u. tot 11.00 u.; Lijndansen om 14.00 u.; Portrettekenen om 14.00 u.; Rummikub om 14.00 u.<text:line-break/>Wo <text:span text:style-name="T1">1 februari 2023</text:span> Kleinkunstnamiddag 'Vriendschap' om 14.00 u.<text:line-break/><text:line-break/><text:line-break/><text:line-break/><text:span text:style-name="T1">SAMANA NAZARETH</text:span><text:line-break/><text:line-break/><text:line-break/>Onze crea tem maart zijn op <text:span text:style-name="T1">14 februari 2023</text:span> en <text:span text:style-name="T1">14 maart 2023</text:span><text:line-break/><text:line-break/>Telkens om 14.00 u. in De Brouwerij.<text:line-break/><text:line-break/>Deze bijeenkomst is gratis en iedereen is van harte welkom.<text:line-break/>Voor meer inlichtingen: 09 385 50 69<text:line-break/><text:line-break/><text:line-break/><text:line-break/>------------------------------------------------------------------------------------------------<text:line-break/>EINDE RUBRIEK<text:line-break/>------------------------------------------------------------------------------------------------<text:line-break/><text:line-break/><text:line-break/><text:line-break/>------------------------------------------------------------------------------------------------<text:line-break/>RUBRIEKTITEL<text:line-break/>------------------------------------------------------------------------------------------------<text:line-break/><text:span text:style-name="T1">NIEUWS VAN BUITEN ONZE PAROCHIEGRENZEN</text:span><text:line-break/><text:line-break/><text:line-break/><text:line-break/><text:span text:style-name="T1">GEVAT ANTWOORD VAN PAUS FRANCISCUS</text:span><text:line-break/><text:line-break/>------------------------------------------------------------------------------------------------<text:line-break/>F2222o04.jpg Paus Franciscus © Het Nieuwsblad<text:line-break/>------------------------------------------------------------------------------------------------<text:line-break/><text:line-break/>Op <text:span text:style-name="T1">17 december 2023</text:span> vierde Paus Franciscus zijn 86ste verjaardag. Franciscus lijdt al een tijdje aan een aandoening aan de knie waardoor hij zich de laatste maanden in een rolstoel moest verplaatsen. Toen iemand hem vroeg of het niet moeilijk wordt om de Kerk te leiden was zijn gevat antwoord:<text:line-break/>"Je hoofd heb je daarvoor nodig, niet je benen"; Typisch antwoord van een Jezuïet.<text:line-break/><text:line-break/><text:line-break/><text:line-break/><text:span text:style-name="T1">OPENING VAN HET UNESCO-JAAR "THERESIA VAN LISIEUX 2023"</text:span><text:line-break/><text:line-break/>------------------------------------------------------------------------------------------------<text:line-break/>F2222p04.jpg Theresia van Lisieux © Kerknet<text:line-break/>------------------------------------------------------------------------------------------------<text:line-break/><text:line-break/>Bisschop Lode ging op <text:span text:style-name="T1">15 januari 2023</text:span> voor in de eucharistieviering in de Karmel (Burgstraat Gent) bij de opening van het Theresia-jaar.<text:line-break/><text:line-break/>Om de twee jaar, kiest de Unesco enkele persoonlijkheden uit die, een wereldwijde uitstraling hebben en menselijke waarden bevorderen in dienst van de vrede. Vanuit Lisieux, heeft Frankrijk, gesteund door België en Italië, Thérèse van Lisieux voorgesteld. Haar geschriften hebben het geestelijk leven getekend van miljoenen mensen wereldwijd. Unesco heeft de kleine Thérèse weerhouden. Dit Unescojaar is een kans om de boodschap van het leven van Thérèse, een boodschap van liefde en vrede wereldwijd te laten klinken.<text:line-break/><text:line-break/>Wie is Theresia van Lisieux?<text:line-break/><text:line-break/>Op <text:span text:style-name="T1">01 oktober 2023</text:span> gedenkt de Kerk elk jaar de heilige Theresia van Lisieux. Hoewel ze in de volksmond wel eens 'het klein Treesje' wordt genoemd (om het onderscheid te maken met de 'grote' Theresia van Avila) zijn velen het erover eens dat zij één van de grote heiligen van onze tijd is.<text:line-break/><text:line-break/>Thérèse Martin werd op <text:span text:style-name="T1">2 januari 1873</text:span> geboren in Alençon in Frankrijk (Normandië). Als ze 15 jaar is treedt ze met een speciale toelating van de paus in bij de Karmelietessen van Lisieux. Na enkele jaren krijgt ze tuberculose. Ze sterft op 24-jarige leeftijd, op <text:span text:style-name="T1">30 september 1897</text:span>. Thérèse had in opdracht van haar overste een soort autobiografie geschreven, waarin ze vertelt over haar leven, over haar relatie met de Heer, over haar innerlijke strijd en haar persoonlijke groei. Na haar dood worden haar geschriften gepubliceerd in boekvorm, nog steeds bekend als 'Histoire d'une âme', 'Geschiedenis van een ziel'. Op enkele jaren tijd en tot op vandaag raakten enorm veel mensen geïnspireerd door haar spiritualiteit dat God geen straffende maar een liefdevolle God is. Liefde en vertrouwen zijn de twee sleutelwoorden van haar spiritualiteit. En daarom is ze ook iemand van deze tijd, waarin mensen zoeken naar zingeving. Ze heeft een boodschap voor ieder van ons.<text:line-break/><text:line-break/>En effectief, na haar dood vinden mensen troost en uitkomst als ze haar hulp vragen. Mensen komen bidden bij haar graf en worden genezen. Zo gebeurde ook met Maria Pellemans, een meisje uit Brussel dat genezen werd toen ze met een groep bedevaarders van de parochie van de basiliek van Koekelberg aan het bidden was bij het graf van Thérèse. Haar genezing werd door Rome erkend als één van de wonderen die nodig zijn voor een heiligverklaring. Dat gebeurde in 1923. Volgend jaar zal dat dus 100 jaar geleden zijn. Tegelijk wordt dan de 150e verjaardag van de geboorte van Thérèse herdacht.<text:line-break/>Pastor Benno<text:line-break/><text:line-break/>Ze wordt afgebeeld als karmelietes in een bruin habijt, witte mantel en een zwarte sluiter met een kruisbeeld en rozen in haar armen. Ze had namelijk op haar sterfbed beloofd dat zij het uit de hemel rozen zou laten regenen.<text:line-break/><text:line-break/><text:line-break/><text:line-break/><text:span text:style-name="T1">WERELDJONGERENDAGEN IN PORTUGAL VAN 1 TOT 06 AUGUSTUS 2023</text:span><text:line-break/><text:line-break/>------------------------------------------------------------------------------------------------<text:line-break/>F2222q04.jpg Wereldjongerendagen Lissabon © Kerknet<text:line-break/>------------------------------------------------------------------------------------------------<text:line-break/><text:line-break/>De Wereldjongerendagen (WJD) zijn een driejaarlijkse meerdaagse internationale jongerenbijeenkomst. De paus nodigt jongeren van de hele wereld uit om samen hun geloof te delen en te vieren! Het evenement kreeg als thema 'Maria stond op en ging met grote haast op weg', naar een passage uit het Evangelie van Lucas (Lc 1,39). De eerste editie kwam er op initiatief van Paus Johannes-Paulus II in 1984.<text:line-break/><text:line-break/><text:span text:style-name="T1">Wat de wereldjongerendagen zo bijzonder maken</text:span><text:line-break/><text:line-break/>Ondanks dat het katholieke gegeven sterk aanwezig is (ja... zelfs de paus doet mee!) willen de WJD een universele kerkervaring aan jongeren aanbieden; ze staan open voor iedereen. Samen vieren jongeren het geloof met miljoenen anderen van over de hele wereld. Het is dé plaats bij uitstek waar ze zelf de rol van apostel opnemen: jongeren worden voor anderen echte evangelieverspreiders. Daarnaast is het een plek waar vrede, broederlijkheid en naastenliefde over landsgrenzen heen tastbaar worden.<text:line-break/><text:line-break/><text:span text:style-name="T1">Er valt heel wat te beleven</text:span><text:line-break/><text:line-break/>Gedurende één week worden miljoenen jongeren van over de hele wereld ontvangen in lokale parochies, bisdommen, families... Bovenop de gebedsmomenten, ontspanning en gezellig samenzijn zijn er de activiteiten, georganiseerd door de WJD-organisatie. Blikvangers zijn de kruisweg, een avondwake en de slotviering.<text:line-break/><text:line-break/><text:span text:style-name="T1">IJD-jongerenpastoraal Vlaanderen</text:span><text:line-break/><text:line-break/>IJD pakt het groots aan. Daarom gaan we niet één week... maar twee weken! Met verschillende voorprogramma's ontdekken we het gastland, de lokale cultuur en bereiden we ons voor op deze gigantische bijeenkomst die herinneringen voor het leven nalaat. IJD Jongerenpastoraal voorziet drie voorprogramma's (eentje in Frankrijk, één in Spanje en een laatste in Portugal zelf).<text:line-break/>Meer info op facebook, Instagram of https://www.kerknet.be/organisatie/wereldjongerendagen-2023-lissabon<text:line-break/><text:line-break/><text:line-break/><text:line-break/>------------------------------------------------------------------------------------------------<text:line-break/>EINDE RUBRIEK<text:line-break/>------------------------------------------------------------------------------------------------<text:line-break/><text:line-break/><text:line-break/><text:line-break/>------------------------------------------------------------------------------------------------<text:line-break/>RUBRIEKTITEL<text:line-break/>------------------------------------------------------------------------------------------------<text:line-break/><text:span text:style-name="T1">WACHTDIENSTEN</text:span><text:line-break/><text:line-break/><text:line-break/><text:line-break/><text:span text:style-name="T1">WACHTDIENSTEN</text:span><text:line-break/><text:line-break/><text:line-break/><text:span text:style-name="T1">Dokter: </text:span>Via het wachtnummer <text:span text:style-name="T1">1733</text:span>, ieder weekend van vrijdag 19.00 u. tot maandag 08.00 u.<text:line-break/><text:line-break/>Is de situatie levensbedreigend? Bel dan het noodnummer <text:span text:style-name="T1">112</text:span>.<text:line-break/><text:line-break/><text:span text:style-name="T1">Tandarts: </text:span>0903 39 969 (algemeen betalend wachtdienstnummer)<text:line-break/><text:line-break/><text:span text:style-name="T1">Apotheker: </text:span><text:line-break/><text:line-break/>GEOWACHT<text:line-break/>Overdag (tot 22.00 u.) kan je de apotheek van wacht terugvinden via de website <text:span text:style-name="T2">www.geowacht.be</text:span> of tel. <text:span text:style-name="T1">0903 99 000</text:span>.<text:line-break/>Uit veiligheidsredenen worden de apotheken met nachtwacht niet geafficheerd of publiek bekend gemaakt.<text:line-break/><text:line-break/><text:line-break/><text:line-break/>------------------------------------------------------------------------------------------------<text:line-break/>EINDE RUBRIE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nl" fo:country="NL" style:font-name-asian="Noto Serif CJK SC" style:font-size-asian="12pt" style:language-asian="zh" style:country-asian="CN" style:font-name-complex="Lohit Devanagari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2222-03: PAROCHIEBLAD GAVERE - NAZARETH</dc:title>
    <meta:document-statistic meta:table-count="0" meta:image-count="0" meta:object-count="0" meta:page-count="1" meta:paragraph-count="1" meta:word-count="3382" meta:character-count="26761" meta:non-whitespace-character-count="23136"/>
    <meta:generator>LibreOffice/7.3.7.2$Linux_X86_64 LibreOffice_project/30$Build-2</meta:generator>
  </office:meta>
</office:document-meta>
</file>